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de42f" officeooo:paragraph-rsid="001de42f"/>
    </style:style>
    <style:style style:name="P2" style:family="paragraph" style:parent-style-name="Standard" style:list-style-name="L1">
      <style:text-properties officeooo:rsid="001de42f" officeooo:paragraph-rsid="001de42f"/>
    </style:style>
    <style:style style:name="P3" style:family="paragraph" style:parent-style-name="Standard" style:list-style-name="L1">
      <style:text-properties officeooo:rsid="001f9c4a" officeooo:paragraph-rsid="001f9c4a"/>
    </style:style>
    <style:style style:name="P4" style:family="paragraph" style:parent-style-name="Standard" style:list-style-name="L1">
      <style:text-properties officeooo:rsid="00209e8c" officeooo:paragraph-rsid="00209e8c"/>
    </style:style>
    <style:style style:name="P5" style:family="paragraph" style:parent-style-name="Standard" style:list-style-name="L1">
      <style:text-properties officeooo:rsid="00215b4c" officeooo:paragraph-rsid="0023ed75"/>
    </style:style>
    <style:style style:name="P6" style:family="paragraph" style:parent-style-name="Standard" style:list-style-name="L1">
      <style:text-properties officeooo:rsid="0023ed75" officeooo:paragraph-rsid="0023ed75"/>
    </style:style>
    <style:style style:name="P7" style:family="paragraph" style:parent-style-name="Standard" style:list-style-name="L1">
      <style:text-properties officeooo:rsid="00225c41" officeooo:paragraph-rsid="00225c41"/>
    </style:style>
    <style:style style:name="P8" style:family="paragraph" style:parent-style-name="Standard" style:list-style-name="L1">
      <style:text-properties officeooo:rsid="00237b3d" officeooo:paragraph-rsid="00237b3d"/>
    </style:style>
    <style:style style:name="P9" style:family="paragraph" style:parent-style-name="Standard" style:list-style-name="L1">
      <style:text-properties officeooo:rsid="00237b3d" officeooo:paragraph-rsid="002849d8"/>
    </style:style>
    <style:style style:name="P10" style:family="paragraph" style:parent-style-name="Standard" style:list-style-name="L1">
      <style:text-properties officeooo:rsid="0025a131" officeooo:paragraph-rsid="0025a131"/>
    </style:style>
    <style:style style:name="P11" style:family="paragraph" style:parent-style-name="Standard" style:list-style-name="L1">
      <style:text-properties officeooo:rsid="002849d8" officeooo:paragraph-rsid="002849d8"/>
    </style:style>
    <style:style style:name="P12" style:family="paragraph" style:parent-style-name="Standard" style:list-style-name="L1">
      <style:text-properties officeooo:rsid="002941f4" officeooo:paragraph-rsid="002941f4"/>
    </style:style>
    <style:style style:name="P13" style:family="paragraph" style:parent-style-name="Standard" style:list-style-name="L1">
      <style:text-properties officeooo:rsid="002cb301" officeooo:paragraph-rsid="002cb301"/>
    </style:style>
    <style:style style:name="T1" style:family="text">
      <style:text-properties style:font-name="FreeMono"/>
    </style:style>
    <style:style style:name="T2" style:family="text">
      <style:text-properties officeooo:rsid="002545ec"/>
    </style:style>
    <style:style style:name="T3" style:family="text">
      <style:text-properties officeooo:rsid="002941f4"/>
    </style:style>
    <style:style style:name="T4" style:family="text">
      <style:text-properties officeooo:rsid="002a813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ing with the APDS-9960</text:p>
      <text:list xml:id="list4983292580179222942" text:style-name="L1">
        <text:list-item>
          <text:p text:style-name="P2">Perform sudo git clone <text:a xlink:type="simple" xlink:href="https://github.com/GeekyTim/PiHue" text:style-name="Internet_20_link" text:visited-style-name="Visited_20_Internet_20_Link">https://github.com/GeekyTim/PiHue</text:a></text:p>
        </text:list-item>
        <text:list-item>
          <text:p text:style-name="P2">Perform sudo git clone <text:a xlink:type="simple" xlink:href="https://github.com/liske/python-apds9960.git" text:style-name="Internet_20_link" text:visited-style-name="Visited_20_Internet_20_Link">https://github.com/liske/python-apds9960.git</text:a></text:p>
        </text:list-item>
        <text:list-item>
          <text:p text:style-name="P2">Connect APDS-9960 leads to Raspberry Pi, 3.3V, SDA, SCL, Gnd.</text:p>
        </text:list-item>
        <text:list-item>
          <text:p text:style-name="P2">Activate Raspberry Pi I2C comm system via Preferences→Raspberry Pi Configuration→Interfaces→I2C.</text:p>
          <text:list>
            <text:list-item>
              <text:p text:style-name="P2">Verify connection by running terminal command ‘i2cdetect -y 1’. This should return a ‘39’ somewhere in the block of code. That means that the device is detected.</text:p>
            </text:list-item>
          </text:list>
        </text:list-item>
        <text:list-item>
          <text:p text:style-name="P3">Built Python program with Thonny. A<text:span text:style-name="T2">m</text:span>bient and RGB sensors returned values.</text:p>
          <text:list>
            <text:list-item>
              <text:p text:style-name="P3">Installed Pinta paint program to create colors for testing the sensor</text:p>
              <text:list>
                <text:list-item>
                  <text:p text:style-name="P3">sudo apt-get install pinta</text:p>
                </text:list-item>
              </text:list>
            </text:list-item>
            <text:list-item>
              <text:p text:style-name="P4">Test results:</text:p>
              <text:list>
                <text:list-item>
                  <text:p text:style-name="P4">Applied 3 tests, RGB color pour value 255 for each RGB</text:p>
                </text:list-item>
                <text:list-item>
                  <text:p text:style-name="P4">No R, G, or B value fell to 0 for any of the color selections, though the sensor did appear to correctly show color dominance of the test color.<text:line-break/></text:p>
                  <text:list>
                    <text:list-header>
                      <text:p text:style-name="P5"><text:span text:style-name="T1"><text:s text:c="3"/>Scrn <text:s/>Raw <text:s/>Percent<text:line-break/>R <text:s/>255 <text:s text:c="2"/>173 <text:s/>71.2<text:line-break/>G <text:s/>0 <text:s text:c="5"/>25 <text:s/>10.4<text:line-break/>B <text:s/>0 <text:s text:c="5"/>46 <text:s/>18.5<text:line-break/><text:line-break/>R <text:s/>0 <text:s text:c="5"/>70 <text:s/>15.5<text:line-break/>G <text:s/>255 <text:s text:c="2"/>240 <text:s/>53.3<text:line-break/>B <text:s/>0 <text:s text:c="4"/>138 <text:s/>31.1<text:line-break/><text:line-break/>R <text:s/>0 <text:s text:c="5"/>11 <text:s text:c="2"/>5.8<text:line-break/>G <text:s/>0 <text:s text:c="5"/>50 <text:s/>25.0<text:line-break/>B <text:s/>255 <text:s text:c="2"/>138 <text:s/>69.2<text:line-break/><text:line-break/><text:line-break/></text:span><text:line-break/></text:p>
                    </text:list-header>
                  </text:list>
                </text:list-item>
                <text:list-item>
                  <text:p text:style-name="P6">Interpretation<text:line-break/>The failure to sense the “pure 255” samples from the screen may be due to the physical characteristics of the sensing diodes for RGB. R has greatest sensitivity to ~605nm wavelength, but according to the graphic in the <text:s/>APDS-9960 manual, page 7, it is sensitive on the range of 550nm to 675nm. G is sensed in the range of 450nm to 600nm, which crosses into the red sensing range.<text:line-break/>This may cause difficulty reproducing a color.<text:line-break/></text:p>
                </text:list-item>
              </text:list>
            </text:list-item>
          </text:list>
        </text:list-item>
        <text:list-item>
          <text:p text:style-name="P7">Begin testing program in terminal.</text:p>
          <text:list>
            <text:list-item>
              <text:p text:style-name="P7">Found that terminal is running Python 2.5. Thonny is using Python 3.5.</text:p>
              <text:list>
                <text:list-item>
                  <text:p text:style-name="P7">Install Python 3.5: sudo apt-get install python3.5</text:p>
                </text:list-item>
                <text:list-item>
                  <text:p text:style-name="P7">Investiage file/folder names. ls /usr/bin/python*</text:p>
                </text:list-item>
                <text:list-item>
                  <text:p text:style-name="P7">Added Python alternatives.<text:line-break/>sudo update-alternatives --install /usr/bin/python python /usr/bin/python2.7 1<text:line-break/>sudo update-alternatives --install /usr/bin/python python /usr/bin/python3.5 2</text:p>
                </text:list-item>
                <text:list-item>
                  <text:p text:style-name="P7">Checked for alternatives.<text:line-break/>update-alternatives --list python</text:p>
                </text:list-item>
                <text:list-item>
                  <text:p text:style-name="P7">Check default Python version.<text:line-break/>Python -V</text:p>
                  <text:list>
                    <text:list-item>
                      <text:p text:style-name="P7">Confirmed now using Python 3.5.3.</text:p>
                    </text:list-item>
                  </text:list>
                </text:list-item>
              </text:list>
            </text:list-item>
            <text:list-item>
              <text:p text:style-name="P8"><text:soft-page-break/>Run program in terminal.<text:line-break/>cd APDS9960_Test/<text:line-break/>python APDS9960_Test.py</text:p>
            </text:list-item>
          </text:list>
        </text:list-item>
        <text:list-item>
          <text:p text:style-name="P10">Controlling the Hue</text:p>
          <text:list>
            <text:list-item>
              <text:p text:style-name="P10">Install requirements</text:p>
              <text:list>
                <text:list-item>
                  <text:p text:style-name="P10">Ran from terminal: pip3 install phue</text:p>
                </text:list-item>
                <text:list-item>
                  <text:p text:style-name="P11">Modified PiHueLightList.py to meet needs.</text:p>
                  <text:list>
                    <text:list-item>
                      <text:p text:style-name="P11">Pressed the connect button on the Hue Bridge.</text:p>
                    </text:list-item>
                    <text:list-item>
                      <text:p text:style-name="P11">Ran code – Hue bridge connection successful</text:p>
                    </text:list-item>
                    <text:list-item>
                      <text:p text:style-name="P11">Modified code to omit connection data initialization</text:p>
                    </text:list-item>
                    <text:list-item>
                      <text:p text:style-name="P11">Tested successfull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Create combined system</text:p>
          <text:list>
            <text:list-item>
              <text:p text:style-name="P11">Created folder NatHue. Copied requirements. Merged programs.</text:p>
            </text:list-item>
            <text:list-item>
              <text:p text:style-name="P11">Tested successfully</text:p>
            </text:list-item>
          </text:list>
        </text:list-item>
        <text:list-item>
          <text:p text:style-name="P11">Make program run on boot.</text:p>
          <text:list>
            <text:list-item>
              <text:p text:style-name="P12">Created a script to run the program, NatHue.sh</text:p>
            </text:list-item>
            <text:list-item>
              <text:p text:style-name="P9"><text:span text:style-name="T3">Running script via rc.local in etc folder.</text:span></text:p>
            </text:list-item>
          </text:list>
        </text:list-item>
        <text:list-item>
          <text:p text:style-name="P13">Install software to run the display screen.</text:p>
          <text:list>
            <text:list-item>
              <text:p text:style-name="P13"><text:span text:style-name="T4">Installed Python imaging library and smbus library using this command:<text:line-break/>sudo apt-get install python-smbus<text:line-break/></text:span>sudo apt-get install libjpeg8-dev<text:line-break/>pip install Pillow</text:p>
            </text:list-item>
            <text:list-item>
              <text:p text:style-name="P13">Install SSD1306 library<text:line-break/>git clone <text:a xlink:type="simple" xlink:href="https://github.com/adafruit/Adafruit_Python_SSD1306.git" text:style-name="Internet_20_link" text:visited-style-name="Visited_20_Internet_20_Link">https://github.com/adafruit/Adafruit_Python_SSD1306.git</text:a></text:p>
            </text:list-item>
            <text:list-item>
              <text:p text:style-name="P13">Navigate to directory and install for Python 3<text:line-break/>cd adafruit_Python_SSD1306<text:line-break/>sudo python3 setup.py install</text:p>
            </text:list-item>
            <text:list-item>
              <text:p text:style-name="P13">Test screen<text:line-break/>cd examples<text:line-break/>python stats.py<text:span text:style-name="T4"><text:line-break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6:07:47.725352948</meta:creation-date>
    <dc:date>2019-01-29T13:53:49.060617890</dc:date>
    <meta:editing-duration>PT20H40M36S</meta:editing-duration>
    <meta:editing-cycles>13</meta:editing-cycles>
    <meta:generator>LibreOffice/5.2.7.2$Linux_ARM_EABI LibreOffice_project/528e71104c3fcc3637004cef595401b05295414c</meta:generator>
    <meta:document-statistic meta:table-count="0" meta:image-count="0" meta:object-count="0" meta:page-count="2" meta:paragraph-count="42" meta:word-count="484" meta:character-count="3074" meta:non-whitespace-character-count="2605"/>
  </office:meta>
</office:document-meta>
</file>